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9461" officeooo:paragraph-rsid="00129461"/>
    </style:style>
    <style:style style:name="P2" style:family="paragraph" style:parent-style-name="Standard">
      <style:text-properties officeooo:paragraph-rsid="00129461"/>
    </style:style>
    <style:style style:name="P3" style:family="paragraph" style:parent-style-name="Standard">
      <style:text-properties officeooo:paragraph-rsid="00129461" fo:background-color="#ffff00"/>
    </style:style>
    <style:style style:name="P4" style:family="paragraph" style:parent-style-name="Standard">
      <style:text-properties officeooo:rsid="00167f3a" officeooo:paragraph-rsid="00167f3a"/>
    </style:style>
    <style:style style:name="T1" style:family="text">
      <style:text-properties officeooo:rsid="00129461"/>
    </style:style>
    <style:style style:name="T2" style:family="text">
      <style:text-properties officeooo:rsid="00146d13"/>
    </style:style>
    <style:style style:name="T3" style:family="text">
      <style:text-properties officeooo:rsid="00167f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text:p>
      <text:p text:style-name="P1"/>
      <text:p text:style-name="P1">change amplitutde default to .999</text:p>
      <text:p text:style-name="P1"/>
      <text:p text:style-name="P1">change the add flash to make it the same value as amplitude, or it won’t show up when amplitude is set higher than the default.</text:p>
      <text:p text:style-name="P1"/>
      <text:p text:style-name="P4">Mess with changing the length of time between which amplitudes are considered part of the same flash. Right now it’s .1 second but that is to long for some very quick flashing fairchildi. .01 might be enough. If not .05 should be fine.</text:p>
      <text:p text:style-name="P2"/>
      <text:p text:style-name="P3"/>
      <text:p text:style-name="P3"><text:span text:style-name="T3">DONE:</text:span><text:span text:style-name="T1">Increase files size limit </text:span>options(shiny.maxRequestSize = 1<text:span text:style-name="T2">5</text:span> * 1024^2)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6T22:16:46.940000000</meta:creation-date>
    <dc:date>2024-03-27T22:27:53.074000000</dc:date>
    <meta:editing-duration>PT47M34S</meta:editing-duration>
    <meta:editing-cycles>3</meta:editing-cycles>
    <meta:generator>LibreOffice/7.6.2.1$Windows_X86_64 LibreOffice_project/56f7684011345957bbf33a7ee678afaf4d2ba333</meta:generator>
    <meta:document-statistic meta:table-count="0" meta:image-count="0" meta:object-count="0" meta:page-count="1" meta:paragraph-count="5" meta:word-count="83" meta:character-count="475" meta:non-whitespace-character-count="396"/>
  </office:meta>
</office:document-meta>
</file>